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ScriptEvaluatorTests.testGroovyScriptWithImport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EvaluatorTests.testGroovyScriptFrom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ScriptEvaluatorTests.testGroovyScriptFromFileUsingJsr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ScriptEvaluatorTests.testGroovyScriptWith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EvaluatorTests.testGroovyScriptFromStringUsingJsr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ScriptEvaluatorTests.testGroovyScriptWithCompil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EvaluatorTests.testGroovyScriptWithArgumentsUsingJsr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ScriptEvaluatorTests.testGroovyScriptFr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